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 style:font-family-generic="swiss"/>
    <style:font-face style:name="IranNastaliq" svg:font-family="IranNastaliq" style:font-pitch="variable"/>
    <style:font-face style:name="Liberation Serif" svg:font-family="'Liberation Serif'" style:font-family-generic="roman" style:font-pitch="variable"/>
    <style:font-face style:name="IRANSansWeb" svg:font-family="IRANSansWeb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style:font-name="IRANSansWeb" officeooo:rsid="0017bd1b" officeooo:paragraph-rsid="0017bd1b" style:font-name-complex="IRANSansWeb"/>
    </style:style>
    <style:style style:name="P2" style:family="paragraph" style:parent-style-name="Standard">
      <style:paragraph-properties fo:text-align="end" style:justify-single-word="false" style:writing-mode="rl-tb"/>
      <style:text-properties style:font-name="IRANSansWeb" officeooo:rsid="00189a1a" officeooo:paragraph-rsid="00189a1a" style:font-name-complex="IRANSansWeb"/>
    </style:style>
    <style:style style:name="P3" style:family="paragraph" style:parent-style-name="Standard">
      <style:paragraph-properties fo:text-align="end" style:justify-single-word="false" fo:padding="0.0291in" fo:border-left="none" fo:border-right="none" fo:border-top="none" fo:border-bottom="0.06pt solid #000000" style:writing-mode="rl-tb" style:join-border="false"/>
      <style:text-properties style:font-name="IRANSansWeb" officeooo:rsid="0017bd1b" officeooo:paragraph-rsid="0017bd1b" style:font-name-complex="IRANSansWeb"/>
    </style:style>
    <style:style style:name="P4" style:family="paragraph" style:parent-style-name="Standard">
      <style:paragraph-properties fo:text-align="end" style:justify-single-word="false" fo:padding="0.0291in" fo:border-left="none" fo:border-right="none" fo:border-top="none" fo:border-bottom="0.06pt solid #000000" style:writing-mode="rl-tb" style:join-border="false"/>
      <style:text-properties style:font-name="IRANSansWeb" officeooo:rsid="00189a1a" officeooo:paragraph-rsid="00189a1a" style:font-name-complex="IRANSansW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توابع و کدهای لازمه</text:p>
      <text:p text:style-name="P1">اول بازی موقع شروع بازی،کامپیوتر باید بیاد چک کنه که آیا پروفایلی برروی کامپیوتر وجود داره یا نه (بازی قبلاً ذخیره شده یا نه)</text:p>
      <text:p text:style-name="P1">اگه بازی از قبل ذخیره شده بود از کاربر بپرسه میخواد بازی را از اول شروع کنه یا ادامه ی حالت قبلی باشه</text:p>
      <text:p text:style-name="P1">و همینطور در وسط کار کاربر بتونه هر موقع خواست بازی را ذخیره کنه</text:p>
      <text:p text:style-name="P1">تابع های لازمه ::</text:p>
      <text:p text:style-name="P1">تابع ذخیره ی پروفایل بر اساس اون ساختار دیتابیس</text:p>
      <text:p text:style-name="P1">تابع چک کردن پروفایل</text:p>
      <text:p text:style-name="P1">تابع پاک کردن پروفایل</text:p>
      <text:p text:style-name="P3">این کد ها رو خودم (مهدی علیخاصی) میزنم</text:p>
      <text:p text:style-name="P1">یه سری کد هم لازمه برای گرفتن اطلاعات از فایل (فایل های داخل پروفایل و پوشه ی Database)</text:p>
      <text:p text:style-name="P1">گرفتن اطلاعات اولیه از Database در صورت ذخیره نبودن هیچ پروفایلی(هر کدوم یه تابع جدا)</text:p>
      <text:p text:style-name="P1">ذخیره ی اطلاعات (هر کدوم یه تابع جدا. تابع های جداگانه برای فایل‌های جداگانه جدول جدا)</text:p>
      <text:p text:style-name="P2">گرفتن اطلاعات از پروفایل(باز هم هر کدوم یه تابع جداگانه)</text:p>
      <text:p text:style-name="P4">اینا را هم بهتره خودم انجام بدم (مهدی علیخاصی)</text:p>
      <text:p text:style-name="P2">میمونه قسمت اصلی برنامه که همون قسمت هوش مصنوعی برنامه است. که اون هم مال شما :))</text:p>
      <text:p text:style-name="P2">هر کدوم از اطلاعات بالا که از یه فایل دریافت میشه را توی یه آرایه از struct ها میریزیم. مشخصات struct ها توی فایل‌های بعدی مشخص میشه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 style:font-family-generic="swiss"/>
    <style:font-face style:name="IranNastaliq" svg:font-family="IranNastaliq" style:font-pitch="variable"/>
    <style:font-face style:name="Liberation Serif" svg:font-family="'Liberation Serif'" style:font-family-generic="roman" style:font-pitch="variable"/>
    <style:font-face style:name="IRANSansWeb" svg:font-family="IRANSansWeb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Tahoma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2T16:24:18.592377552</meta:creation-date>
    <dc:date>2016-12-22T16:49:06.018525392</dc:date>
    <meta:editing-duration>PT14M37S</meta:editing-duration>
    <meta:editing-cycles>1</meta:editing-cycles>
    <meta:document-statistic meta:table-count="0" meta:image-count="0" meta:object-count="0" meta:page-count="1" meta:paragraph-count="16" meta:word-count="206" meta:character-count="1022" meta:non-whitespace-character-count="832"/>
    <meta:generator>LibreOffice/5.1.4.2$Linux_X86_64 LibreOffice_project/10m0$Build-2</meta:generator>
  </office:meta>
</office:document-meta>
</file>